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689in"/>
    </style:style>
    <style:style style:name="co2" style:family="table-column">
      <style:table-column-properties fo:break-before="auto" style:column-width="2.8362in"/>
    </style:style>
    <style:style style:name="co3" style:family="table-column">
      <style:table-column-properties fo:break-before="auto" style:column-width="2.095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SatNOGS Radome v1 BO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OM</text:p>
          </table:table-cell>
          <table:table-cell table:style-name="ce1" office:value-type="string" calcext:value-type="string">
            <text:p>Estimated Price per Unit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Φ16 PVC pipe 494mm (A)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ea</text:p>
          </table:table-cell>
          <table:table-cell office:value-type="float" office:value="0.6" calcext:value-type="float">
            <text:p>0.6</text:p>
          </table:table-cell>
          <table:table-cell table:formula="of:=[.D3]*[.F3]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Φ16 PVC pipe 577mm (B)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ea</text:p>
          </table:table-cell>
          <table:table-cell office:value-type="float" office:value="0.8" calcext:value-type="float">
            <text:p>0.8</text:p>
          </table:table-cell>
          <table:table-cell table:formula="of:=[.D4]*[.F4]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Φ16 PVC pipe 591mm (C)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ea</text:p>
          </table:table-cell>
          <table:table-cell office:value-type="float" office:value="0.9" calcext:value-type="float">
            <text:p>0.9</text:p>
          </table:table-cell>
          <table:table-cell table:formula="of:=[.D5]*[.F5]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Φ16 PVC pipe 101mm (Base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a</text:p>
          </table:table-cell>
          <table:table-cell office:value-type="float" office:value="0.2" calcext:value-type="float">
            <text:p>0.2</text:p>
          </table:table-cell>
          <table:table-cell table:formula="of:=[.D6]*[.F6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Shrink Wrap 42'' shee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[.D7]*[.F7]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Aluminium 20x30x1.5mm length 1350m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table:formula="of:=[.D8]*[.F8]" office:value-type="float" office:value="10" calcext:value-type="float">
            <text:p>10</text:p>
          </table:table-cell>
          <table:table-cell office:value-type="string" calcext:value-type="string">
            <text:p>L Chann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AAAAA Connector</text:p>
          </table:table-cell>
          <table:table-cell office:value-type="string" calcext:value-type="string">
            <text:p>3V-6_8-a.st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9]*[.F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BCBB Connector</text:p>
          </table:table-cell>
          <table:table-cell office:value-type="string" calcext:value-type="string">
            <text:p>3V-6_8-b.st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0]*[.F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CCCCCC Connector</text:p>
          </table:table-cell>
          <table:table-cell office:value-type="string" calcext:value-type="string">
            <text:p>3V-6_8-c.st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1]*[.F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Pentagon Corner</text:p>
          </table:table-cell>
          <table:table-cell office:value-type="string" calcext:value-type="string">
            <text:p>3V-6_8-pentagon-corner.st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2]*[.F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Pentagon Stand 1</text:p>
          </table:table-cell>
          <table:table-cell office:value-type="string" calcext:value-type="string">
            <text:p>3V-6_8-pentagon-stand-1.st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3]*[.F1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Pentagon Stand 2</text:p>
          </table:table-cell>
          <table:table-cell office:value-type="string" calcext:value-type="string">
            <text:p>3V-6_8-pentagon-stand-2.st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4]*[.F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SUM([.G3:.G14])" office:value-type="float" office:value="287" calcext:value-type="float">
            <text:p>287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 style:data-style-name="N2" text:time-value="00:17:53.571345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os Papadeas</meta:initial-creator>
    <meta:creation-date>2014-09-23T13:54:42.231051687</meta:creation-date>
    <dc:date>2014-10-28T00:32:27.321073073</dc:date>
    <meta:editing-duration>PT14H56M55S</meta:editing-duration>
    <meta:editing-cycles>16</meta:editing-cycles>
    <meta:generator>LibreOffice/4.2.6.3$Linux_X86_64 LibreOffice_project/420$Build-3</meta:generator>
    <dc:creator>Pierros Papadeas</dc:creator>
    <meta:document-statistic meta:table-count="1" meta:cell-count="89" meta:object-count="0"/>
  </office:meta>
</office:document-meta>
</file>